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font-size="14pt" fo:language="ru" fo:country="RU" officeooo:paragraph-rsid="00193605" style:font-size-asian="14pt" style:font-size-complex="14pt"/>
    </style:style>
    <style:style style:name="P4" style:family="paragraph" style:parent-style-name="Standard">
      <style:text-properties fo:font-size="14pt" fo:language="ru" fo:country="RU" style:font-size-asian="12.25pt" style:font-size-complex="14pt"/>
    </style:style>
    <style:style style:name="P5" style:family="paragraph" style:parent-style-name="Text_20_body">
      <style:text-properties fo:font-size="14pt" fo:language="ru" fo:country="RU" style:font-size-asian="14pt" style:font-size-complex="14pt"/>
    </style:style>
    <style:style style:name="P6" style:family="paragraph" style:parent-style-name="Text_20_body">
      <style:text-properties fo:font-size="14pt" fo:language="ru" fo:country="RU" officeooo:paragraph-rsid="00193605" style:font-size-asian="14pt" style:font-size-complex="14pt"/>
    </style:style>
    <style:style style:name="T1" style:family="text">
      <style:text-properties officeooo:rsid="0019360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втоконфигурирование адресов и их жизненный цикл при IPv6-автоконфигурировании</text:p>
      <text:p text:style-name="P1"/>
      <text:p text:style-name="P2">Генерация адреса: При автоконфигурировании IPv6 узел может самостоятельно генерировать свой глобальный уникальный IPv6-адрес. Для этого он использует MAC-адрес своего сетевого интерфейса и определенный префикс, полученный от маршрутизатора или другого источника. Генерация адреса может также осуществляться на основе случайного числа или других факторов.</text:p>
      <text:p text:style-name="P2"/>
      <text:p text:style-name="P2">Состояния адреса, полученного в результате автоконфигурирования:</text:p>
      <text:p text:style-name="P2"><text:span text:style-name="T1">1. </text:span>Tentative -- уникальность адреса еще не проверена (протоколы <text:s/>вышестоящих уровней не могут использовать этот адрес).</text:p>
      <text:p text:style-name="P2"><text:span text:style-name="T1">2. </text:span>Preferred -- адрес является предпочтительным (протоколы <text:s/>вышестоящих уровней могут использовать этот адрес без ограничений).</text:p>
      <text:p text:style-name="P2"><text:span text:style-name="T1">3. </text:span>Deprecated -- использование адреса нежелательно (протоколы <text:s/>вышестоящих уровней не могут использовать этот адрес для создания новых <text:s/>соединений).</text:p>
      <text:p text:style-name="P2"><text:span text:style-name="T1">4. </text:span>Valid -- адрес находится в состоянии Preferred либо Deprecated.</text:p>
      <text:p text:style-name="P2"><text:span text:style-name="T1">5. </text:span>Invalid -- время жизни адреса истекло (протоколы вышестоящих <text:s/>уровней не могут использовать этот адрес).</text:p>
      <text:p text:style-name="P2"/>
      <text:p text:style-name="P2">Анонсирование адреса: После генерации адреса узел анонсирует его в сети путем отправки сообщения Neighbor Solicitation (NS) с указанием своего IPv6-адреса. Это позволяет соседним узлам и маршрутизаторам обнаружить и записать новый адрес в свои таблицы соседей.</text:p>
      <text:p text:style-name="P2"/>
      <text:p text:style-name="P5">Подтверждение адреса: Маршрутизаторы или другие узлы могут ответить на анонсированный адрес, отправив сообщение Neighbor Advertisement (NA) с подтверждением адреса. Это подтверждение уведомляет узел о том, что его адрес принят и может быть использован в сети.</text:p>
      <text:p text:style-name="P5">Обновление адреса: В течение жизненного цикла адреса могут происходить изменения, например, из-за изменения сетевой конфигурации или выделения нового префикса. В таких случаях узел может обновить свой IPv6-адрес путем повторной генерации и анонсирования нового адреса.</text:p>
      <text:p text:style-name="P6">Использование адреса: После успешного подтверждения адреса узел может использовать его для связи с другими узлами в сети. Адрес будет использоваться в отправке и получении пакетов IPv6.</text:p>
      <text:p text:style-name="P6">Срок действия адреса: IPv6-адресам присваивается срок действия (lifetime), который указывает, насколько долго адрес считается действительным. Этот срок определяется в сообщениях Router Advertisement и может быть обновлен при получении обновленных сообщений от маршрутизатора. По истечении срока <text:soft-page-break/>действия адреса узел может перестать использовать этот адрес и повторно автоконфигурировать новый адрес.</text:p>
      <text:p text:style-name="P3">Валидность сгенерированных адресов контролируется двумя таймерами: <text:s/>Preferred Lifetime -- интервал времени, в течение которого адрес является <text:s/>предпочтительным (с охватом состояния Tentative); и Valid Lifetime -- <text:s/>интервал времени, равный собственно времени жизни адреса. Таймеры <text:s/>инициализируются исходя из значений соответствующих полей в сообщениях <text:s/>ND либо DHCPv6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3:53:56.004384889</meta:creation-date>
    <dc:date>2023-05-11T14:01:27.980850943</dc:date>
    <meta:editing-duration>PT7M32S</meta:editing-duration>
    <meta:editing-cycles>1</meta:editing-cycles>
    <meta:document-statistic meta:table-count="0" meta:image-count="0" meta:object-count="0" meta:page-count="2" meta:paragraph-count="14" meta:word-count="352" meta:character-count="2802" meta:non-whitespace-character-count="2454"/>
    <meta:generator>LibreOffice/7.3.7.2$Linux_X86_64 LibreOffice_project/30$Build-2</meta:generator>
  </office:meta>
</office:document-meta>
</file>